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11.33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005cm"/>
    </style:style>
    <style:style style:name="pr5" style:family="presentation" style:parent-style-name="lyt-cool-outline1">
      <style:graphic-properties fo:min-height="11.33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.6000003814697pt"/>
    </style:style>
    <style:style style:name="T1" style:family="text">
      <style:text-properties fo:font-size="20.6000003814697pt" fo:font-weight="bold" style:font-weight-asian="bold" style:font-weight-complex="bold"/>
    </style:style>
    <style:style style:name="T2" style:family="text">
      <style:text-properties fo:font-size="20.6000003814697pt"/>
    </style:style>
    <style:style style:name="T3" style:family="text">
      <style:text-properties fo:font-size="20.6000003814697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20.6000003814697pt" fo:font-style="italic" style:font-style-asian="italic" style:font-style-complex="italic"/>
    </style:style>
    <style:style style:name="T5" style:family="text">
      <style:text-properties fo:font-size="20.6000003814697pt" fo:font-style="normal" style:font-style-asian="normal" style:font-style-complex="normal"/>
    </style:style>
    <style:style style:name="T6" style:family="text">
      <style:text-properties fo:font-family="'Segoe UI'" style:font-style-name="Normalny" fo:font-size="20.6000003814697pt" fo:font-style="normal" fo:font-weight="bold" style:font-family-asian="'Segoe UI'" style:font-style-name-asian="Normalny" style:font-style-asian="normal" style:font-weight-asian="bold" style:font-family-complex="'Segoe UI'" style:font-style-name-complex="Normalny" style:font-style-complex="normal" style:font-weight-complex="bold"/>
    </style:style>
    <style:style style:name="T7" style:family="text">
      <style:text-properties fo:font-family="'Segoe UI'" style:font-style-name="Normalny" fo:font-size="20.6000003814697pt" fo:font-style="normal" fo:font-weight="normal" style:font-family-asian="'Segoe UI'" style:font-style-name-asian="Normalny" style:font-style-asian="normal" style:font-weight-asian="normal" style:font-family-complex="'Segoe UI'" style:font-style-name-complex="Normalny" style:font-style-complex="normal" style:font-weight-complex="normal"/>
    </style:style>
    <style:style style:name="T8" style:family="text">
      <style:text-properties fo:font-family="'Segoe UI'" style:font-style-name="Normalny" fo:font-size="20.6000003814697pt" fo:font-style="italic" fo:font-weight="normal" style:font-family-asian="'Segoe UI'" style:font-style-name-asian="Normalny" style:font-style-asian="italic" style:font-weight-asian="normal" style:font-family-complex="'Segoe UI'" style:font-style-name-complex="Normalny" style:font-style-complex="italic" style:font-weight-complex="normal"/>
    </style:style>
    <style:style style:name="T9" style:family="text">
      <style:text-properties fo:font-size="20.6000003814697pt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family="'Segoe UI'" style:font-style-name="Normalny" fo:font-size="20.6000003814697pt" fo:font-style="normal" style:font-family-asian="'Segoe UI'" style:font-style-name-asian="Normalny" style:font-style-asian="normal" style:font-family-complex="'Segoe UI'" style:font-style-name-complex="Normalny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family="'Segoe UI'" style:font-style-name="Normalny" style:font-family-asian="'Segoe UI'" style:font-style-name-asian="Normalny" style:font-family-complex="'Segoe UI'" style:font-style-name-complex="Normalny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family="'Segoe UI'" style:font-style-name="Normalny" style:font-family-asian="'Segoe UI'" style:font-style-name-asian="Normalny" style:font-family-complex="'Segoe UI'" style:font-style-name-complex="Normalny"/>
    </style:style>
    <style:style style:name="T15" style:family="text">
      <style:text-properties fo:font-family="Albany" style:font-style-name="Standard" style:font-family-generic="swiss" style:font-pitch="variable" style:font-family-asian="'Segoe UI'" style:font-style-name-asian="Normalny" style:font-family-complex="'Segoe UI'" style:font-style-name-complex="Normalny"/>
    </style:style>
    <style:style style:name="T16" style:family="text">
      <style:text-properties fo:font-family="'Segoe UI'" style:font-style-name="Normalny" fo:font-weight="normal" style:font-family-asian="'Segoe UI'" style:font-style-name-asian="Normalny" style:font-weight-asian="normal" style:font-family-complex="'Segoe UI'" style:font-style-name-complex="Normalny" style:font-weight-complex="normal"/>
    </style:style>
    <style:style style:name="T17" style:family="text">
      <style:text-properties fo:font-family="Albany" style:font-style-name="Standard" style:font-family-generic="swiss" style:font-pitch="variable" fo:font-weight="normal" style:font-family-asian="'Segoe UI'" style:font-style-name-asian="Normalny" style:font-weight-asian="normal" style:font-family-complex="'Segoe UI'" style:font-style-name-complex="Normalny" style:font-weight-complex="normal"/>
    </style:style>
    <style:style style:name="T18" style:family="text">
      <style:text-properties fo:font-family="'Segoe UI'" style:font-style-name="Normalny" fo:font-weight="normal" style:font-family-asian="'Segoe UI'" style:font-style-name-asian="Normalny" style:font-weight-asian="normal" style:font-family-complex="'Segoe UI'" style:font-style-name-complex="Normalny" style:font-weight-complex="normal"/>
    </style:style>
    <style:style style:name="T19" style:family="text">
      <style:text-properties fo:font-family="'Segoe UI'" style:font-style-name="Normalny" fo:font-weight="bold" style:font-family-asian="'Segoe UI'" style:font-style-name-asian="Normalny" style:font-weight-asian="bold" style:font-family-complex="'Segoe UI'" style:font-style-name-complex="Normalny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draw:frame presentation:style-name="pr1" draw:layer="layout" svg:width="23.057cm" svg:height="3.005cm" svg:x="1.984cm" svg:y="1.322cm" presentation:class="title">
          <draw:text-box>
            <text:p>Podstawy matematyczne</text:p>
          </draw:text-box>
        </draw:frame>
        <draw:frame presentation:style-name="pr2" draw:text-style-name="P2" draw:layer="layout" svg:width="23.057cm" svg:height="14.597cm" svg:x="1.943cm" svg:y="5.547cm" presentation:class="subtitle" presentation:user-transformed="true">
          <draw:text-box>
            <text:p text:style-name="P1"><text:span text:style-name="T1">Definicja:</text:span></text:p>
            <text:p text:style-name="P1"><text:span text:style-name="T2">Dla liczb całkowitych </text:span><text:span text:style-name="T3">a,b</text:span><text:span text:style-name="T2"> oraz liczby naturalnej </text:span><text:span text:style-name="T3">n</text:span><text:span text:style-name="T4"> </text:span><text:span text:style-name="T5">definiujemy relację „równości modulo n” jak następuje:</text:span></text:p>
            <text:p text:style-name="P1"><text:span text:style-name="T3">a=b mod n</text:span><text:span text:style-name="T5"> <text:s/>wtedy i tylko wtedy, gdy: <text:s/></text:span><text:span text:style-name="T3">n </text:span><text:span text:style-name="T6">| a – b.</text:span></text:p>
            <text:p text:style-name="P1"><text:span text:style-name="T7">Mówimy, że a jest równe b modulo n.</text:span></text:p>
            <text:p text:style-name="P1"><text:span text:style-name="T7">| jest relacją podzielności w zbiorze liczb całkowitych tj:</text:span></text:p>
            <text:p text:style-name="P1"><text:span text:style-name="T6">Definicja:</text:span></text:p>
            <text:p text:style-name="P1"><text:span text:style-name="T7">Dla liczb całkowitych </text:span><text:span text:style-name="T6">m, n</text:span><text:span text:style-name="T8"> </text:span><text:span text:style-name="T7">definiujemy relację „podzielności” jak następuje:</text:span></text:p>
            <text:p text:style-name="P1"><text:span text:style-name="T3">n </text:span><text:span text:style-name="T6">| m</text:span><text:span text:style-name="T3"> </text:span><text:span text:style-name="T5"><text:s/>wtedy i tylko wtedy, gdy: <text:s/></text:span></text:p>
            <text:p text:style-name="P1"><text:span text:style-name="T3">istnieje liczba całkowita k taka, że: n * k = m.</text:span></text:p>
            <text:p text:style-name="P1"><text:span text:style-name="T9">Mówimy że n dzieli m.</text:span></text:p>
            <text:p text:style-name="P1"><text:span text:style-name="T3"/></text:p>
            <text:p text:style-name="P1"><text:span text:style-name="T7"/></text:p>
            <text:p text:style-name="P1"><text:span text:style-name="T7"/></text:p>
            <text:p text:style-name="P1"><text:span text:style-name="T10"/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xml:id="id2" draw:id="id2">
        <draw:frame presentation:style-name="pr4" draw:layer="layout" svg:width="23.057cm" svg:height="3.005cm" svg:x="1.984cm" svg:y="1.322cm" presentation:class="title">
          <draw:text-box>
            <text:p>Podstawy matematyczne</text:p>
          </draw:text-box>
        </draw:frame>
        <draw:frame presentation:style-name="pr5" draw:layer="layout" svg:width="23.057cm" svg:height="11.339cm" svg:x="1.984cm" svg:y="5.004cm" presentation:class="outline" presentation:user-transformed="true">
          <draw:text-box>
            <text:list text:style-name="L3">
              <text:list-header>
                <text:p><text:span text:style-name="T11">Definicje (działania, grupy i pojęcia powiązane):</text:span></text:p>
                <text:p><text:span text:style-name="T11"/></text:p>
              </text:list-header>
              <text:list-item>
                <text:p>Dla dowolnego zbioru X działaniem dwuargumentowym w X nazywamy dowolne odwzorowanie t:X<text:span text:style-name="T12">ˣX→X.</text:span></text:p>
              </text:list-item>
              <text:list-item>
                <text:p><text:span text:style-name="T12">Działanie dwuargumentowe t na zbiorze X nazywamy łącznym, jeśli dla dowolnych elementów X: x,y,z zachodzi: t(t(x,y),z)=t(x,t(y,z))</text:span></text:p>
              </text:list-item>
              <text:list-item>
                <text:p><text:span text:style-name="T12">Elementem neutralnym działania t na zbiorze X nazywamy taki element e zbioru X, że dla dowolnego innego elementu x zbioru X zachodzi: t(e,x)=t(x,e)=x</text:span>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 xml:id="id3" draw:id="id3">
        <draw:frame presentation:style-name="pr4" draw:layer="layout" svg:width="23.057cm" svg:height="3.005cm" svg:x="1.984cm" svg:y="1.322cm" presentation:class="title">
          <draw:text-box>
            <text:p>Podstawy matematyczne</text:p>
          </draw:text-box>
        </draw:frame>
        <draw:frame presentation:style-name="pr5" draw:layer="layout" svg:width="23.057cm" svg:height="11.339cm" svg:x="1.984cm" svg:y="5.004cm" presentation:class="outline" presentation:user-transformed="true">
          <draw:text-box>
            <text:list text:style-name="L3">
              <text:list-header>
                <text:p><text:span text:style-name="T11">Definicje (półgrupy, grupy)</text:span></text:p>
              </text:list-header>
              <text:list-item>
                <text:p>Zbiór G z działaniem * nazywamy półgrupą jeśli działanie to jest łączne tj. dla dowolnych elementów z G: x,y,z zachodzi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(x * y) * z = x * (y * z)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ółgrupę (G,*) nazwiemy grupą, jeśli dodatkowo:</text:p>
                <text:list>
                  <text:list-item>
                    <text:list>
                      <text:list-item>
                        <text:p>Działanie * ma element neutralny (jedynkę) e</text:p>
                      </text:list-item>
                      <text:list-item>
                        <text:p>Dla każdego elementu x z G istnieje element odwrotny tj. istnieje dla niego y t. że: <text:s/>x * y = y * x = e</text:p>
                      </text:list-item>
                    </text:list>
                  </text:list-item>
                </text:list>
                <text:p><text:span text:style-name="T11"/></text:p>
                <text:p><text:span text:style-name="T11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 xml:id="id4" draw:id="id4">
        <draw:frame presentation:style-name="pr4" draw:layer="layout" svg:width="23.057cm" svg:height="3.005cm" svg:x="1.984cm" svg:y="1.322cm" presentation:class="title">
          <draw:text-box>
            <text:p>Podstawy matematyczne</text:p>
          </draw:text-box>
        </draw:frame>
        <draw:frame presentation:style-name="pr5" draw:layer="layout" svg:width="23.057cm" svg:height="11.958cm" svg:x="1.984cm" svg:y="5.004cm" presentation:class="outline" presentation:user-transformed="true">
          <draw:text-box>
            <text:list text:style-name="L3">
              <text:list-header>
                <text:p><text:span text:style-name="T11">Definicja (relacja równoważności, kongruencja)</text:span></text:p>
              </text:list-header>
              <text:list-item>
                <text:p>Na zbiorze X możemy określić relację R tzn podzbiór iloczynu kartezjańskiego XxX.</text:p>
              </text:list-item>
              <text:list-item>
                <text:p>Relacja R na X jest relacją równoważności, jeśli spełnia warunki:</text:p>
                <text:list>
                  <text:list-item>
                    <text:list>
                      <text:list-item>
                        <text:p>Jest zwrotna tzn: dla elementu x z X: xRx</text:p>
                      </text:list-item>
                      <text:list-item>
                        <text:p>Jest symetryczna tzn: </text:p>
                        <text:list>
                          <text:list-header>
                            <text:p>jeśli xRy to również yRx dla dowolnych x, y z X</text:p>
                          </text:list-header>
                        </text:list>
                      </text:list-item>
                      <text:list-item>
                        <text:p>Jest przechodnia tzn:</text:p>
                        <text:list>
                          <text:list-header>
                            <text:p>jeśli xRy i yRz to również xRz dla dowolnych x,y,z z X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lasa abstrakcji elementu x (ozn [x]) w relacji R na zbiorze X to podzbiór zbioru X t.że: [x] = {y: xRy}</text:p>
              </text:list-item>
              <text:list-item>
                <text:p>Podziałem zbioru X nazywamy zbiór Z podzbiorów X taki, że:</text:p>
                <text:list>
                  <text:list-item>
                    <text:list>
                      <text:list-item>
                        <text:p>Dla A,B z Z przecięcie A z B jest zbiorem pustym</text:p>
                      </text:list-item>
                      <text:list-item>
                        <text:p>Suma mnogościowa elementów Z jest równa X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xml:id="id5" draw:id="id5">
        <draw:frame presentation:style-name="pr4" draw:layer="layout" svg:width="23.057cm" svg:height="3.005cm" svg:x="1.984cm" svg:y="1.322cm" presentation:class="title">
          <draw:text-box>
            <text:p>Podstawy matematyczne</text:p>
          </draw:text-box>
        </draw:frame>
        <draw:frame presentation:style-name="pr5" draw:layer="layout" svg:width="23.057cm" svg:height="12.009cm" svg:x="1.984cm" svg:y="5.004cm" presentation:class="outline" presentation:user-transformed="true">
          <draw:text-box>
            <text:list text:style-name="L3">
              <text:list-header>
                <text:p><text:span text:style-name="T11">Oznaczenie:</text:span></text:p>
              </text:list-header>
              <text:list-item>
                <text:p><text:span text:style-name="T13">Zbiór klas abstrakcji relacji równoważności R na X oznaczamy: X/R</text:span></text:p>
                <text:p><text:span text:style-name="T11"/></text:p>
                <text:p><text:span text:style-name="T11">Fakt:</text:span></text:p>
              </text:list-item>
              <text:list-item>
                <text:p>Relacja równoważności R na X wyznacza na nim podział i jest on zadany przez klasy abstrakcji relacji R.</text:p>
                <text:p/>
                <text:p><text:span text:style-name="T11">Definicja:</text:span></text:p>
              </text:list-item>
              <text:list-item>
                <text:p>Kongruencją na X nazywamy relację równoważności R na półgrupie (G,*) t.że:</text:p>
                <text:list>
                  <text:list-item>
                    <text:list>
                      <text:list-item>
                        <text:p>Jest lewą kongruencją tj: </text:p>
                        <text:list>
                          <text:list-header>
                            <text:p>jeśli xRy to także z*xRz*y dla dowolnych elementów G: x,y,z</text:p>
                          </text:list-header>
                        </text:list>
                      </text:list-item>
                      <text:list-item>
                        <text:p>Jest prawą kongruencją tj:</text:p>
                        <text:list>
                          <text:list-header>
                            <text:p>jeśli xRy to także x*zRy*z dla dowolnych elementów G: x,y,z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 xml:id="id6" draw:id="id6">
        <draw:frame presentation:style-name="pr4" draw:layer="layout" svg:width="23.057cm" svg:height="3.005cm" svg:x="1.984cm" svg:y="1.322cm" presentation:class="title" presentation:user-transformed="true">
          <draw:text-box>
            <text:p>Podstawy matematyczne</text:p>
          </draw:text-box>
        </draw:frame>
        <draw:frame presentation:style-name="pr5" draw:layer="layout" svg:width="23.057cm" svg:height="14.076cm" svg:x="1.984cm" svg:y="5.004cm" presentation:class="outline" presentation:user-transformed="true">
          <draw:text-box>
            <text:list text:style-name="L3">
              <text:list-header>
                <text:p><text:span text:style-name="T11">Fakt:</text:span></text:p>
              </text:list-header>
              <text:list-item>
                <text:p>Jeśli R jest relacją kongruencji na X to w zbiorze X/R możemy poprawnie określić działanie: [x] * [y] = [x * y]</text:p>
                <text:p/>
                <text:p><text:span text:style-name="T11">Fakt:</text:span></text:p>
              </text:list-item>
              <text:list-item>
                <text:p>Dla X = Z – zbioru liczb całkowitych, ustalonego n oraz R – relacji wyznaczonej przez relację podzielności modulo n tj. takiej, że: </text:p>
                <text:list>
                  <text:list-item>
                    <text:list>
                      <text:list-header>
                        <text:p>aRb wtedy i tylko wtedy, gdy: n <text:span text:style-name="T14">|</text:span><text:span text:style-name="T15"> a – b , dla dowolnych a,b </text:span></text:p>
                      </text:list-header>
                    </text:list>
                  </text:list-item>
                </text:list>
                <text:p>R jest relacją równoważności oraz kongruencją na X względem zarówno + jak i * przeniesionych z Z.</text:p>
                <text:p><text:span text:style-name="T11"/></text:p>
                <text:p><text:span text:style-name="T11">Oznaczenie:</text:span></text:p>
              </text:list-item>
              <text:list-item>
                <text:p><text:span text:style-name="T13">Dla X oraz R jak wyżej zbiór X/R będziemy oznaczać: Zn.</text:span></text:p>
              </text:list-item>
              <text:list-item>
                <text:p><text:span text:style-name="T13">Klasy abstrakcji [a], których jest dokładnie n i są wyznaczone przez liczby 0,…,n-1 oznaczać będziemy 0, 1,…, n-1 zamiast [0],…, [n-1].</text:span></text:p>
                <text:p><text:span text:style-name="T11"/></text:p>
                <text:p><text:span text:style-name="T11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 xml:id="id7" draw:id="id7">
        <draw:frame presentation:style-name="pr4" draw:layer="layout" svg:width="23.057cm" svg:height="3.005cm" svg:x="1.984cm" svg:y="1.322cm" presentation:class="title">
          <draw:text-box>
            <text:p>Podstawy matematyczne</text:p>
          </draw:text-box>
        </draw:frame>
        <draw:frame presentation:style-name="pr5" draw:layer="layout" svg:width="23.057cm" svg:height="11.339cm" svg:x="1.984cm" svg:y="5.004cm" presentation:class="outline" presentation:user-transformed="true">
          <draw:text-box>
            <text:list text:style-name="L3">
              <text:list-header>
                <text:p><text:span text:style-name="T11">Definicja:</text:span></text:p>
              </text:list-header>
              <text:list-item>
                <text:p>Największym wspólnym dzielnikiem dwóch liczb całkowitych a i b nazywamy liczbę naturalną NWD(a,b) t.że dzieli ona na moduł obie liczby a i b oraz nie ma większej liczby o tej własności.</text:p>
                <text:p/>
                <text:p><text:span text:style-name="T11">Definicja:</text:span></text:p>
                <text:p><text:span text:style-name="T13">Dla ustalonego n &gt; 1 definiujemy dwa zbiory:</text:span></text:p>
              </text:list-item>
              <text:list-item>
                <text:p><text:span text:style-name="T13">Pełny zbiór reszt pzr(n) = {0, 1, 2, …, n-1}</text:span></text:p>
              </text:list-item>
              <text:list-item>
                <text:p><text:span text:style-name="T13">Zredukowany zbiór reszt zzr(n) = {r: r </text:span><text:span text:style-name="T16">⋲</text:span><text:span text:style-name="T13"> pzr(n) i NWD(r,n)=1}</text:span></text:p>
              </text:list-item>
              <text:list-item>
                <text:p><text:span text:style-name="T13">Funkcją eulera nazywamy funkcję </text:span><text:span text:style-name="T16">φ</text:span><text:span text:style-name="T17">:N</text:span><text:span text:style-name="T16">→</text:span><text:span text:style-name="T17">N: </text:span><text:span text:style-name="T18">φ(n) = #zzr(n)</text:span></text:p>
                <text:p/>
                <text:p><text:span text:style-name="T11"/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xml:id="id8" draw:id="id8">
        <draw:frame presentation:style-name="pr4" draw:layer="layout" svg:width="23.057cm" svg:height="3.005cm" svg:x="1.984cm" svg:y="1.322cm" presentation:class="title">
          <draw:text-box>
            <text:p>Podstawy matematyczne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<text:span text:style-name="T11">Fakt:</text:span></text:p>
              </text:list-header>
              <text:list-item>
                <text:p><text:span text:style-name="T13">Jeśli p – liczba pierwsza to </text:span><text:span text:style-name="T16">φ(p)=p-1</text:span></text:p>
              </text:list-item>
              <text:list-item>
                <text:p><text:span text:style-name="T16">Jeśli p, q – liczby pierwsze to </text:span><text:span text:style-name="T18">φ(p*q) = (p-1)*(q-1)</text:span></text:p>
                <text:p><text:span text:style-name="T19"/></text:p>
                <text:p><text:span text:style-name="T11">Twierdzenie (Leonard Euler):</text:span></text:p>
              </text:list-item>
              <text:list-item>
                <text:p>Dla liczby całkowitej a oraz liczby naturalnej n t. że NWD(a,n)=1 zachodzi równość: a^<text:span text:style-name="T18">φ(n) = 1 mod n</text:span></text:p>
                <text:p><text:span text:style-name="T18"/></text:p>
                <text:p><text:span text:style-name="T19">Twierdzenie (Feramata (małe</text:span><text:span text:style-name="T19">) – wniosek z poprzedniego)</text:span></text:p>
              </text:list-item>
              <text:list-item>
                <text:p><text:span text:style-name="T18">Dla liczby całkowitej a oraz liczby pierwszej p t. że NWD(a,p)=1 zachodzi równość: a^(p-1) = 1 mod n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 xml:id="id9" draw:id="id9">
        <draw:frame presentation:style-name="pr4" draw:layer="layout" svg:width="23.057cm" svg:height="3.005cm" svg:x="1.984cm" svg:y="1.322cm" presentation:class="title" presentation:user-transformed="true">
          <draw:text-box>
            <text:p>Podstawy matematyczne</text:p>
          </draw:text-box>
        </draw:frame>
        <draw:frame presentation:style-name="pr5" draw:layer="layout" svg:width="23.057cm" svg:height="11.339cm" svg:x="1.984cm" svg:y="5.004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685cm"/>
      <style:text-properties fo:font-size="24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8cm" svg:height="3.006cm" svg:x="1.984cm" svg:y="0.672cm" presentation:class="title" presentation:placeholder="true">
        <draw:text-box/>
      </draw:frame>
      <draw:frame presentation:style-name="lyt-darkblue-outline1" draw:layer="backgroundobjects" svg:width="23.499cm" svg:height="11.756cm" svg:x="1.984cm" svg:y="4.674cm" presentation:class="outline" presentation:placeholder="true">
        <draw:text-box/>
      </draw:frame>
      <draw:rect draw:style-name="Mgr3" draw:text-style-name="MP4" draw:layer="backgroundobjects" svg:width="25.059cm" svg:height="0.231cm" svg:x="1.942cm" svg:y="16.849cm">
        <text:p/>
      </draw:rect>
      <draw:rect draw:style-name="Mgr3" draw:text-style-name="MP4" draw:layer="backgroundobjects" svg:width="21.676cm" svg:height="0.231cm" svg:x="5.324cm" svg:y="17.355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01cm"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15T18:02:19.87</meta:creation-date>
    <meta:editing-duration>PT3H18M19S</meta:editing-duration>
    <meta:editing-cycles>78</meta:editing-cycles>
    <dc:date>2012-12-16T19:38:28.06</dc:date>
    <meta:generator>OpenOffice.org/3.3$Win32 OpenOffice.org_project/330m20$Build-9567</meta:generator>
    <meta:document-statistic meta:object-count="71"/>
  </office:meta>
</office:document-meta>
</file>